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/>
          <table:table-cell/>
          <table:table-cell/>
          <table:table-cell office:value="1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/>
          <table:table-cell/>
          <table:table-cell/>
          <table:table-cell office:value="490.0" office:value-type="float" table:style-name="transparent_fiat"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09 11:45:34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4628.22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high spot_price read from Historic-Crypto plugin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03:23:38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1952.11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high spot_price read from Historic-Crypto plugin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1736.81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high spot_price read from Historic-Crypto plugin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02:58:40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6463.4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high spot_price read from Historic-Crypto plugin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5-09T19:43:44.571403</dc:date>
    <meta:editing-duration>P1DT10H9M41S</meta:editing-duration>
    <meta:editing-cycles>106</meta:editing-cycles>
    <meta:generator>http://pypi.python.org/pypi/ezodf/0.1.0$Python3.10.2 (main, Feb  2 2022, 05:51:25) [Clang 13.0.0 (clang-1300.0.29.3)]</meta:generator>
    <meta:document-statistic meta:table-count="1" meta:cell-count="96" meta:object-count="0"/>
  </office:meta>
</office:document-meta>
</file>